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2361in" fo:margin-left="-0.075in" style:page-number="auto" table:align="left" style:writing-mode="lr-tb"/>
    </style:style>
    <style:style style:name="Table1.A" style:family="table-column">
      <style:table-column-properties style:column-width="3.6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Book Antiqua" fo:language="fr" fo:country="FR" fo:font-weight="bold" style:font-weight-asian="bold" style:font-name-complex="Arial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1b0d5b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language="fr" fo:country="FR" officeooo:rsid="0018cd82" officeooo:paragraph-rsid="0018cd82" style:font-size-asian="10pt" style:font-name-complex="Arial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218d95" style:font-size-asian="10pt" style:font-name-complex="Arial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fo:font-variant="small-caps" style:font-name="Book Antiqua" fo:language="fr" fo:country="FR" fo:font-weight="bold" style:font-weight-asian="bold" style:font-name-complex="Arial"/>
    </style:style>
    <style:style style:name="P9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10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709f5" style:font-name-complex="Arial" style:font-size-complex="10pt"/>
    </style:style>
    <style:style style:name="P11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ee2f9" style:font-name-complex="Arial" style:font-size-complex="10pt"/>
    </style:style>
    <style:style style:name="P12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22a3fa" style:font-name-complex="Arial" style:font-size-complex="10pt"/>
    </style:style>
    <style:style style:name="P13" style:family="paragraph" style:parent-style-name="Standard">
      <style:paragraph-properties fo:margin-left="0.9835in" fo:margin-right="0in" fo:text-indent="0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14" style:family="paragraph" style:parent-style-name="Standard" style:list-style-name="WW8Num14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/>
    </style:style>
    <style:style style:name="P16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ee2f9" officeooo:paragraph-rsid="001ee2f9" style:font-size-asian="10pt" style:font-name-complex="Arial" style:font-size-complex="10pt"/>
    </style:style>
    <style:style style:name="P17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c41a1" officeooo:paragraph-rsid="0019a753" style:font-size-asian="10pt" style:font-name-complex="Arial" style:font-size-complex="10pt"/>
    </style:style>
    <style:style style:name="P18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8cd82" officeooo:paragraph-rsid="0018cd82" style:font-size-asian="10pt" style:font-name-complex="Arial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2d37af" style:font-size-asian="10pt" style:font-name-complex="Arial" style:font-size-complex="10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3a2b76" style:font-size-asian="10pt" style:font-name-complex="Arial" style:font-size-complex="10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language="fr" fo:country="FR" officeooo:paragraph-rsid="002efc0b" style:font-name-complex="Arial"/>
    </style:style>
    <style:style style:name="P24" style:family="paragraph" style:parent-style-name="Standard" style:list-style-name="WW8Num2">
      <style:paragraph-properties fo:text-align="justify" style:justify-single-word="false"/>
      <style:text-properties style:font-name="Arial" fo:language="fr" fo:country="FR" officeooo:rsid="0014d1a1" officeooo:paragraph-rsid="002efc0b" style:font-name-complex="Arial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22a3fa" officeooo:paragraph-rsid="0022a3fa"/>
    </style:style>
    <style:style style:name="P26" style:family="paragraph" style:parent-style-name="Standard" style:list-style-name="L1">
      <style:paragraph-properties fo:text-align="justify" style:justify-single-word="false"/>
      <style:text-properties officeooo:paragraph-rsid="0032f8ff"/>
    </style:style>
    <style:style style:name="P27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in"/>
        </style:tab-stops>
      </style:paragraph-properties>
      <style:text-properties style:font-name="Arial" fo:font-size="10pt" fo:language="fr" fo:country="FR" fo:font-weight="bold" officeooo:paragraph-rsid="002d37af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a2b76" style:font-size-asian="10pt" style:font-name-complex="Arial" style:font-size-complex="10pt"/>
    </style:style>
    <style:style style:name="P29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b48af" style:font-size-asian="10pt" style:font-name-complex="Arial" style:font-size-complex="10pt"/>
    </style:style>
    <style:style style:name="P30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cd07b" style:font-size-asian="10pt" style:font-name-complex="Arial" style:font-size-complex="10pt"/>
    </style:style>
    <style:style style:name="P31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rsid="003b48af" officeooo:paragraph-rsid="003b48af" style:font-size-asian="10pt" style:font-name-complex="Arial" style:font-size-complex="10pt"/>
    </style:style>
    <style:style style:name="P32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22a3fa" style:font-name-complex="Arial" style:font-size-complex="10pt"/>
    </style:style>
    <style:style style:name="P33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402685" style:font-name-complex="Arial" style:font-size-complex="10pt"/>
    </style:style>
    <style:style style:name="P34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12pt" fo:language="fr" fo:country="FR" fo:font-style="italic" fo:font-weight="normal" officeooo:rsid="001709f5" officeooo:paragraph-rsid="00479444" style:font-size-asian="10.5pt" style:font-style-asian="italic" style:font-weight-asian="normal" style:font-name-complex="Arial" style:font-size-complex="12pt" style:font-style-complex="italic" style:font-weight-complex="normal"/>
    </style:style>
    <style:style style:name="P35" style:family="paragraph" style:parent-style-name="Standard">
      <style:paragraph-properties fo:margin-left="1.4764in" fo:margin-right="0in" fo:text-indent="-1.4764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36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6b3a9" officeooo:paragraph-rsid="0016b3a9" style:font-name-complex="Arial"/>
    </style:style>
    <style:style style:name="P37" style:family="paragraph" style:parent-style-name="Heading_20_2">
      <style:text-properties fo:font-variant="small-caps" style:font-name="Arial" fo:font-size="10pt" fo:language="fr" fo:country="FR" officeooo:paragraph-rsid="002efc0b" style:font-size-asian="10pt" style:font-name-complex="Arial" style:font-size-complex="10pt"/>
    </style:style>
    <style:style style:name="P38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46797" officeooo:paragraph-rsid="002efc0b" style:font-name-complex="Times New Roman" style:font-weight-complex="bold"/>
    </style:style>
    <style:style style:name="P39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8cd82" officeooo:paragraph-rsid="0018cd82" style:font-name-complex="Times New Roman" style:font-weight-complex="bold"/>
    </style:style>
    <style:style style:name="P40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3a2b76" officeooo:paragraph-rsid="003a2b76" style:font-name-complex="Times New Roman" style:font-weight-complex="bold"/>
    </style:style>
    <style:style style:name="P41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>
        <style:tab-stops>
          <style:tab-stop style:position="0.25in"/>
        </style:tab-stops>
      </style:paragraph-properties>
      <style:text-properties fo:language="fr" fo:country="FR" officeooo:paragraph-rsid="0018cd82" style:font-size-complex="10pt"/>
    </style:style>
    <style:style style:name="P42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language="fr" fo:country="FR" officeooo:paragraph-rsid="001b0d5b"/>
    </style:style>
    <style:style style:name="T1" style:family="text">
      <style:text-properties style:font-style-complex="italic"/>
    </style:style>
    <style:style style:name="T2" style:family="text">
      <style:text-properties fo:color="#333333" fo:font-size="8pt" style:font-size-asian="8pt" style:font-style-complex="italic"/>
    </style:style>
    <style:style style:name="T3" style:family="text">
      <style:text-properties fo:color="#333333" fo:font-size="8pt" officeooo:rsid="00146797" style:font-size-asian="8pt" style:font-style-complex="italic"/>
    </style:style>
    <style:style style:name="T4" style:family="text">
      <style:text-properties fo:color="#333333" fo:font-size="8pt" style:font-size-asian="8pt" style:font-size-complex="10pt"/>
    </style:style>
    <style:style style:name="T5" style:family="text">
      <style:text-properties fo:color="#333333" fo:font-size="8pt" fo:font-style="italic" officeooo:rsid="001709f5" style:font-size-asian="8pt" style:font-style-asian="italic" style:font-style-complex="italic"/>
    </style:style>
    <style:style style:name="T6" style:family="text">
      <style:text-properties fo:color="#333333" fo:font-size="8pt" fo:font-style="italic" officeooo:rsid="0018cd82" style:font-size-asian="8pt" style:font-style-asian="italic" style:font-style-complex="italic"/>
    </style:style>
    <style:style style:name="T7" style:family="text">
      <style:text-properties fo:color="#333333" fo:font-size="8pt" fo:font-style="italic" officeooo:rsid="001ee2f9" style:font-size-asian="8pt" style:font-style-asian="italic" style:font-style-complex="italic"/>
    </style:style>
    <style:style style:name="T8" style:family="text">
      <style:text-properties fo:color="#333333" fo:font-size="8pt" fo:font-style="italic" officeooo:rsid="0022a3fa" style:font-size-asian="8pt" style:font-style-asian="italic" style:font-style-complex="italic"/>
    </style:style>
    <style:style style:name="T9" style:family="text">
      <style:text-properties fo:color="#333333" fo:font-size="8pt" fo:font-style="italic" officeooo:rsid="002efc0b" style:font-size-asian="8pt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8cd82" style:font-weight-asian="bold" style:font-weight-complex="bold"/>
    </style:style>
    <style:style style:name="T12" style:family="text">
      <style:text-properties fo:font-weight="bold" officeooo:rsid="003a2b76" style:font-weight-asian="bold" style:font-weight-complex="bold"/>
    </style:style>
    <style:style style:name="T13" style:family="text">
      <style:text-properties fo:font-weight="bold" officeooo:rsid="003b3abd" style:font-weight-asian="bold" style:font-weight-complex="bold"/>
    </style:style>
    <style:style style:name="T14" style:family="text">
      <style:text-properties fo:font-weight="bold" officeooo:rsid="0018cd82" style:font-weight-asian="bold" style:font-size-complex="10pt" style:font-weight-complex="bold"/>
    </style:style>
    <style:style style:name="T15" style:family="text">
      <style:text-properties fo:font-size="10pt" fo:font-style="italic" style:font-size-asian="10pt" style:font-style-asian="italic"/>
    </style:style>
    <style:style style:name="T16" style:family="text">
      <style:text-properties fo:font-size="10pt" fo:font-weight="bold" style:font-size-asian="10pt" style:font-weight-asian="bold" style:font-style-complex="italic" style:font-weight-complex="bold"/>
    </style:style>
    <style:style style:name="T17" style:family="text">
      <style:text-properties fo:font-size="10pt" fo:font-weight="bold" officeooo:rsid="00146797" style:font-size-asian="10pt" style:font-weight-asian="bold" style:font-style-complex="italic" style:font-weight-complex="bold"/>
    </style:style>
    <style:style style:name="T18" style:family="text">
      <style:text-properties fo:font-size="10pt" fo:font-weight="bold" officeooo:rsid="0018cd82" style:font-size-asian="10pt" style:font-weight-asian="bold" style:font-style-complex="italic" style:font-weight-complex="bold"/>
    </style:style>
    <style:style style:name="T19" style:family="text">
      <style:text-properties fo:font-size="10pt" fo:font-weight="bold" officeooo:rsid="001c41a1" style:font-size-asian="10pt" style:font-weight-asian="bold" style:font-style-complex="italic" style:font-weight-complex="bold"/>
    </style:style>
    <style:style style:name="T20" style:family="text">
      <style:text-properties fo:font-size="10pt" fo:font-weight="bold" officeooo:rsid="001ee2f9" style:font-size-asian="10pt" style:font-weight-asian="bold" style:font-style-complex="italic" style:font-weight-complex="bold"/>
    </style:style>
    <style:style style:name="T21" style:family="text">
      <style:text-properties fo:font-size="10pt" fo:font-weight="bold" officeooo:rsid="0022a3fa" style:font-size-asian="10pt" style:font-weight-asian="bold" style:font-style-complex="italic" style:font-weight-complex="bold"/>
    </style:style>
    <style:style style:name="T22" style:family="text">
      <style:text-properties fo:font-size="10pt" fo:font-weight="bold" officeooo:rsid="00317059" style:font-size-asian="10pt" style:font-weight-asian="bold" style:font-style-complex="italic" style:font-weight-complex="bold"/>
    </style:style>
    <style:style style:name="T23" style:family="text">
      <style:text-properties fo:font-size="10pt" fo:font-weight="bold" style:font-size-asian="10pt" style:font-weight-asian="bold" style:font-weight-complex="bold"/>
    </style:style>
    <style:style style:name="T24" style:family="text">
      <style:text-properties fo:font-size="10pt" fo:font-weight="bold" officeooo:rsid="0018cd82" style:font-size-asian="10pt" style:font-weight-asian="bold" style:font-weight-complex="bold"/>
    </style:style>
    <style:style style:name="T25" style:family="text">
      <style:text-properties fo:font-size="10pt" fo:font-weight="bold" officeooo:rsid="001ee2f9" style:font-size-asian="10pt" style:font-weight-asian="bold" style:font-weight-complex="bold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0pt" fo:font-weight="bold" officeooo:rsid="0014d1a1" style:font-size-asian="10pt" style:font-weight-asian="bold" style:font-size-complex="10pt" style:font-weight-complex="bold"/>
    </style:style>
    <style:style style:name="T28" style:family="text">
      <style:text-properties fo:font-size="10pt" fo:font-weight="bold" officeooo:rsid="001c41a1" style:font-size-asian="10pt" style:font-weight-asian="bold" style:font-size-complex="10pt" style:font-weight-complex="bold"/>
    </style:style>
    <style:style style:name="T29" style:family="text">
      <style:text-properties fo:font-size="10pt" style:font-size-asian="10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fo:font-style="normal" fo:font-weight="bold" officeooo:rsid="0022a3fa" style:font-size-asian="10pt" style:font-style-asian="normal" style:font-weight-asian="bold" style:font-style-complex="normal" style:font-weight-complex="bold"/>
    </style:style>
    <style:style style:name="T32" style:family="text">
      <style:text-properties fo:font-size="10pt" fo:font-style="normal" fo:font-weight="bold" officeooo:rsid="00317059" style:font-size-asian="10pt" style:font-style-asian="normal" style:font-weight-asian="bold" style:font-style-complex="normal" style:font-weight-complex="bold"/>
    </style:style>
    <style:style style:name="T33" style:family="text">
      <style:text-properties fo:font-size="10pt" fo:font-style="normal" fo:font-weight="bold" officeooo:rsid="003f9058" style:font-size-asian="10pt" style:font-style-asian="normal" style:font-weight-asian="bold" style:font-style-complex="normal" style:font-weight-complex="bold"/>
    </style:style>
    <style:style style:name="T34" style:family="text">
      <style:text-properties fo:font-size="10pt" fo:font-style="normal" fo:font-weight="bold" officeooo:rsid="00422166" style:font-size-asian="10pt" style:font-style-asian="normal" style:font-weight-asian="bold" style:font-style-complex="normal" style:font-weight-complex="bold"/>
    </style:style>
    <style:style style:name="T35" style:family="text">
      <style:text-properties fo:font-size="10pt" fo:font-style="normal" officeooo:rsid="003f9058" style:font-size-asian="10pt" style:font-style-asian="normal" style:font-style-complex="normal"/>
    </style:style>
    <style:style style:name="T36" style:family="text">
      <style:text-properties style:font-size-complex="10pt"/>
    </style:style>
    <style:style style:name="T37" style:family="text">
      <style:text-properties officeooo:rsid="00146797" style:font-size-complex="10pt"/>
    </style:style>
    <style:style style:name="T38" style:family="text">
      <style:text-properties officeooo:rsid="0014d1a1" style:font-size-complex="10pt"/>
    </style:style>
    <style:style style:name="T39" style:family="text">
      <style:text-properties officeooo:rsid="0018cd82" style:font-size-complex="10pt"/>
    </style:style>
    <style:style style:name="T40" style:family="text">
      <style:text-properties officeooo:rsid="0018cd82"/>
    </style:style>
    <style:style style:name="T41" style:family="text">
      <style:text-properties fo:font-weight="normal" officeooo:rsid="002d37af" style:font-weight-asian="normal" style:font-weight-complex="normal"/>
    </style:style>
    <style:style style:name="T42" style:family="text">
      <style:text-properties officeooo:rsid="0018e119"/>
    </style:style>
    <style:style style:name="T43" style:family="text">
      <style:text-properties officeooo:rsid="001b0d5b"/>
    </style:style>
    <style:style style:name="T44" style:family="text">
      <style:text-properties officeooo:rsid="001d2a76"/>
    </style:style>
    <style:style style:name="T45" style:family="text">
      <style:text-properties officeooo:rsid="0020f9a1"/>
    </style:style>
    <style:style style:name="T46" style:family="text">
      <style:text-properties style:font-name="Arial" fo:font-size="10pt" fo:language="fr" fo:country="FR" style:font-size-asian="10pt" style:font-name-complex="Arial" style:font-size-complex="10pt"/>
    </style:style>
    <style:style style:name="T47" style:family="text">
      <style:text-properties style:font-name="Arial" fo:font-size="10pt" fo:language="fr" fo:country="FR" officeooo:rsid="001ee2f9" style:font-size-asian="10pt" style:font-name-complex="Arial" style:font-size-complex="10pt"/>
    </style:style>
    <style:style style:name="T48" style:family="text">
      <style:text-properties style:font-name="Arial" fo:font-size="10pt" fo:language="fr" fo:country="FR" officeooo:rsid="0033fb47" style:font-size-asian="10pt" style:font-name-complex="Arial" style:font-size-complex="10pt"/>
    </style:style>
    <style:style style:name="T49" style:family="text">
      <style:text-properties style:font-name="Arial" fo:font-size="10pt" fo:language="fr" fo:country="FR" officeooo:rsid="00386327" style:font-size-asian="10pt" style:font-name-complex="Arial" style:font-size-complex="10pt"/>
    </style:style>
    <style:style style:name="T50" style:family="text">
      <style:text-properties style:font-name="Arial" fo:font-size="10pt" fo:language="fr" fo:country="FR" officeooo:rsid="0032f8ff" style:font-size-asian="10pt" style:font-name-complex="Arial" style:font-size-complex="10pt"/>
    </style:style>
    <style:style style:name="T51" style:family="text">
      <style:text-properties style:font-name="Arial" fo:font-size="10pt" fo:language="fr" fo:country="FR" officeooo:rsid="00440f29" style:font-size-asian="10pt" style:font-name-complex="Arial" style:font-size-complex="10pt"/>
    </style:style>
    <style:style style:name="T52" style:family="text">
      <style:text-properties style:font-name="Arial" fo:font-size="10pt" fo:language="fr" fo:country="FR" officeooo:rsid="00459200" style:font-size-asian="10pt" style:font-name-complex="Arial" style:font-size-complex="10pt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3f9058" style:font-style-asian="normal" style:font-style-complex="normal"/>
    </style:style>
    <style:style style:name="T55" style:family="text">
      <style:text-properties fo:font-variant="small-caps" officeooo:rsid="0018cd82" style:font-weight-complex="bold"/>
    </style:style>
    <style:style style:name="T56" style:family="text">
      <style:text-properties fo:font-variant="small-caps" officeooo:rsid="001b0d5b"/>
    </style:style>
    <style:style style:name="T57" style:family="text">
      <style:text-properties style:font-name="Book Antiqua" fo:font-weight="bold" style:font-weight-asian="bold"/>
    </style:style>
    <style:style style:name="T58" style:family="text">
      <style:text-properties officeooo:rsid="00348c2c"/>
    </style:style>
    <style:style style:name="T59" style:family="text">
      <style:text-properties officeooo:rsid="003a2b76"/>
    </style:style>
    <style:style style:name="T60" style:family="text">
      <style:text-properties officeooo:rsid="003b3abd"/>
    </style:style>
    <style:style style:name="T61" style:family="text">
      <style:text-properties officeooo:rsid="004362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Pierre Mourlanne</text:p>
            <text:p text:style-name="P7">+33 (0)6 26 05 75 41</text:p>
            <text:p text:style-name="P6"><text:a xlink:type="simple" xlink:href="mailto:pierre@mourlanne.com" text:style-name="Internet_20_link" text:visited-style-name="Visited_20_Internet_20_Link"><text:span text:style-name="T42">pierre@mourlanne.com</text:span></text:a></text:p>
          </table:table-cell>
          <table:table-cell table:style-name="Table1.A1" office:value-type="string">
            <text:p text:style-name="P2"><text:a xlink:type="simple" xlink:href="http://fr.linkedin.com/in/pmourlanne" text:style-name="Internet_20_link" text:visited-style-name="Visited_20_Internet_20_Link"><text:span text:style-name="T42">http://fr.linkedin.com/in/pmourlanne</text:span></text:a></text:p>
            <text:p text:style-name="P2"><text:a xlink:type="simple" xlink:href="http://github.com/pmourlanne" text:style-name="Internet_20_link" text:visited-style-name="Visited_20_Internet_20_Link"><text:span text:style-name="T42">http://github.com/pmourlanne</text:span></text:a></text:p>
            <text:p text:style-name="P20"><text:a xlink:type="simple" xlink:href="http://github.com/pmourlanne" text:style-name="Internet_20_link" text:visited-style-name="Visited_20_Internet_20_Link"><text:span text:style-name="T42">http://gitlab.com/pmourlanne</text:span></text:a></text:p>
          </table:table-cell>
        </table:table-row>
      </table:table>
      <text:p text:style-name="P6"/>
      <text:p text:style-name="P36"><text:span text:style-name="T57"/></text:p>
      <text:p text:style-name="P36"><text:span text:style-name="T57">Expérience Professionnelle</text:span></text:p>
      <text:p text:style-name="P8"/>
      <text:p text:style-name="P33"><text:span text:style-name="T8">Sept. 14 –</text:span><text:span text:style-name="T9"> Oct. 15</text:span><text:span text:style-name="T8"> </text:span><text:span text:style-name="T15"><text:tab/></text:span><text:span text:style-name="T33">Ingénieur en développement </text:span><text:span text:style-name="T34">W</text:span><text:span text:style-name="T33">eb</text:span><text:span text:style-name="T16">, </text:span><text:span text:style-name="T22">Quividi</text:span><text:span text:style-name="T23">, </text:span><text:span text:style-name="T25">Paris</text:span></text:p>
      <text:list xml:id="list7299039714805211497" text:style-name="L1">
        <text:list-item>
          <text:p text:style-name="P26"><text:span text:style-name="T50">Gestion d'un back office Python / Django. Développement d'une solution </text:span><text:span text:style-name="T49">d'</text:span><text:span text:style-name="T50">analytics </text:span><text:span text:style-name="T48">avec Elasticsearch pour g</text:span><text:span text:style-name="T51">é</text:span><text:span text:style-name="T48">rer 1TO de données. Administration </text:span><text:span text:style-name="T52">d'un parc d'une vingtaine de machines</text:span><text:span text:style-name="T48">, notamment avec Ansible</text:span></text:p>
        </text:list-item>
      </text:list>
      <text:p text:style-name="P12"><text:span text:style-name="T8"/></text:p>
      <text:p text:style-name="P12"><text:span text:style-name="T8">Sept. 14 –</text:span><text:span text:style-name="T9"> Oct. 15</text:span><text:span text:style-name="T8"> </text:span><text:span text:style-name="T15"><text:tab/></text:span><text:span text:style-name="T33">Ingénieur en développement </text:span><text:span text:style-name="T34">W</text:span><text:span text:style-name="T33">eb</text:span><text:span text:style-name="T16">, </text:span><text:span text:style-name="T21">Homeloc</text:span><text:span text:style-name="T23">, </text:span><text:span text:style-name="T25">Paris</text:span></text:p>
      <text:list xml:id="list144639434847242" text:continue-numbering="true" text:style-name="L1">
        <text:list-item>
          <text:p text:style-name="P25"><text:span text:style-name="T47">D</text:span><text:span text:style-name="T46">éveloppement de sites Web, de solutions de gestions de locations et de centrales de réservations. Outils utilisés : Django, Python, PSQL, Elasticsearch, Redis, Nginx</text:span></text:p>
        </text:list-item>
      </text:list>
      <text:p text:style-name="P11"/>
      <text:p text:style-name="P11"><text:span text:style-name="T7">Avril 14 – Sept. 14</text:span><text:span text:style-name="T15"><text:tab/></text:span><text:span text:style-name="T18">Stagiaire</text:span><text:span text:style-name="T16">, </text:span><text:span text:style-name="T20">Gymglish</text:span><text:span text:style-name="T23">, </text:span><text:span text:style-name="T25">Paris</text:span></text:p>
      <text:list xml:id="list7206353874495270012" text:style-name="WW8Num18">
        <text:list-item>
          <text:p text:style-name="P16">Développement <text:span text:style-name="T61">W</text:span>eb, administration système. Outils utilisés : Django, Plone, Python, Elasticsearch, Apache, Bacula</text:p>
        </text:list-item>
      </text:list>
      <text:p text:style-name="P10"/>
      <text:p text:style-name="P10"><text:span text:style-name="T6">Février 13 – Août 13</text:span><text:span text:style-name="T15"><text:tab/></text:span><text:span text:style-name="T18">Stagiaire</text:span><text:span text:style-name="T16">, </text:span><text:span text:style-name="T18">Sketchfab</text:span><text:span text:style-name="T23">, </text:span><text:span text:style-name="T24">Paris</text:span></text:p>
      <text:list xml:id="list144639146687289" text:continue-numbering="true" text:style-name="WW8Num18">
        <text:list-item>
          <text:p text:style-name="P17">Développement web backend pour une start-up. Outils utilisés : Django, Celery, MySQL, Git, jQuery, Backbone, Pivotal</text:p>
        </text:list-item>
      </text:list>
      <text:p text:style-name="P34"><text:span text:style-name="T54"/></text:p>
      <text:p text:style-name="P10"><text:span text:style-name="T5">Août 12 – Janvier 13</text:span><text:span text:style-name="T15"><text:tab/></text:span><text:span text:style-name="T18">Stagiaire</text:span><text:span text:style-name="T16">, </text:span><text:span text:style-name="T18">SECLAB UCSB, Santa Barbara, États-Unis</text:span></text:p>
      <text:list xml:id="list144638958118872" text:continue-numbering="true" text:style-name="WW8Num18">
        <text:list-item>
          <text:p text:style-name="P18">Travaux de recherche dans un laboratoire de sécurité informatique <text:span text:style-name="T58">menant à une publication </text:span><text:a xlink:type="simple" xlink:href="https://www.usenix.org/node/190847" text:style-name="Internet_20_link" text:visited-style-name="Visited_20_Internet_20_Link"><text:span text:style-name="T58">USENIX</text:span></text:a></text:p>
        </text:list-item>
      </text:list>
      <text:h text:style-name="P40" text:outline-level="2">Projets</text:h>
      <text:p text:style-name="P22"/>
      <text:p text:style-name="P28"><text:a xlink:type="simple" xlink:href="https://gitlab.com/pmourlanne/VKTrainer" text:style-name="Internet_20_link" text:visited-style-name="Visited_20_Internet_20_Link"><text:span text:style-name="T12">VKTrainer</text:span></text:a> <text:tab/><text:span text:style-name="T59">Application web permettant d'appliquer des labels à des photos dans le but de faire des données d'entraînement pour du Machine Learning</text:span></text:p>
      <text:p text:style-name="P29"><text:a xlink:type="simple" xlink:href="http://37tub.es/" text:style-name="Internet_20_link" text:visited-style-name="Visited_20_Internet_20_Link"><text:span text:style-name="T13">37Tubes</text:span></text:a> <text:tab/><text:span text:style-name="T60">Site web avec une soundboard du « Dîner de cons »</text:span></text:p>
      <text:p text:style-name="P31"><text:a xlink:type="simple" xlink:href="https://pypi.python.org/pypi/fiqs" text:style-name="Internet_20_link" text:visited-style-name="Visited_20_Internet_20_Link"><text:span text:style-name="T10">fiqs</text:span></text:a><text:tab/>Client Python pour Elasticsearch</text:p>
      <text:h text:style-name="P38" text:outline-level="2"/>
      <text:h text:style-name="P38" text:outline-level="2">Formation</text:h>
      <text:h text:style-name="P37" text:outline-level="2"/>
      <text:p text:style-name="P23"><text:span text:style-name="T2">2010 – </text:span><text:span text:style-name="T3">2014</text:span><text:span text:style-name="T15"><text:tab/></text:span><text:span text:style-name="T17">Diplôme d'Ingénieur de l'École </text:span><text:span text:style-name="T19">Supérieure</text:span><text:span text:style-name="T17"> d'Électricité</text:span></text:p>
      <text:p text:style-name="P15"><text:span text:style-name="T1"><text:tab/></text:span><text:span text:style-name="T10">SUPELEC, Rennes</text:span></text:p>
      <text:list xml:id="list3226906949204072221" text:style-name="WW8Num14">
        <text:list-item>
          <text:p text:style-name="P14"><text:span text:style-name="T37">Majeure </text:span><text:span text:style-name="T36">: </text:span><text:span text:style-name="T38">Systèmes d'Information Sécurisés</text:span></text:p>
        </text:list-item>
      </text:list>
      <text:p text:style-name="P21"/>
      <text:p text:style-name="P23"><text:span text:style-name="T4">2007 - 2010</text:span><text:span text:style-name="T30"><text:tab/></text:span><text:span text:style-name="T27">Classes </text:span><text:span text:style-name="T28">P</text:span><text:span text:style-name="T27">réparatoires aux </text:span><text:span text:style-name="T28">G</text:span><text:span text:style-name="T27">randes </text:span><text:span text:style-name="T28">É</text:span><text:span text:style-name="T27">coles</text:span><text:span text:style-name="T26"> – Lycée Clemenceau, Nantes</text:span></text:p>
      <text:list xml:id="list6443295711055510948" text:style-name="WW8Num2">
        <text:list-item>
          <text:p text:style-name="P24"><text:span text:style-name="T29">Options : Mathématiques et Physique</text:span></text:p>
        </text:list-item>
      </text:list>
      <text:h text:style-name="P39" text:outline-level="2"/>
      <text:h text:style-name="P42" text:outline-level="2"><text:span text:style-name="T56">Compétences</text:span></text:h>
      <text:p text:style-name="P27"/>
      <text:p text:style-name="P27"><text:span text:style-name="T40">Informatique</text:span><text:tab/><text:tab/><text:span text:style-name="T41">Python, Django, Elasticsearch, SQL, Javascript</text:span></text:p>
      <text:p text:style-name="P35"><text:span text:style-name="T11">Thèmes étudiés</text:span> <text:s text:c="4"/><text:span text:style-name="T45">Cryptographie, Sûreté de fonctionnement, Systèmes d'exploitation, Architecture Informatique, Réseaux, Théorie des Jeux, Compilation</text:span></text:p>
      <text:p text:style-name="P30"><text:span text:style-name="T11"/></text:p>
      <text:p text:style-name="P30"><text:span text:style-name="T11">Anglais</text:span> <text:tab/><text:span text:style-name="T44">Maitrise parfaite</text:span></text:p>
      <text:p text:style-name="P30"><text:span text:style-name="T11">Espagnol</text:span> <text:s text:c="2"/><text:tab/><text:span text:style-name="T40">Niveau scolaire</text:span></text:p>
      <text:p text:style-name="P13"/>
      <text:h text:style-name="P41" text:outline-level="2"><text:span text:style-name="T55">Hobbies</text:span></text:h>
      <text:p text:style-name="P3"/>
      <text:p text:style-name="P5">Sécurité Informatique et respect de la vie privée</text:p>
      <text:p text:style-name="P5"><text:a xlink:type="simple" xlink:href="https://pmourlanne.wordpress.com/2016/06/11/lectures-de-lannee/" text:style-name="Internet_20_link" text:visited-style-name="Visited_20_Internet_20_Link"><text:span text:style-name="T53">Littérature anglophone</text:span></text:a>, <text:a xlink:type="simple" xlink:href="http://i.imgur.com/dBbxnCo.jpg" text:style-name="Internet_20_link" text:visited-style-name="Visited_20_Internet_20_Link"><text:span text:style-name="T45">Jeux de société</text:span></text:a><text:span text:style-name="T45">, </text:span><text:a xlink:type="simple" xlink:href="http://pmourlanne.wordpress.com/2014/03/26/quelques-trucs-a-manger/" text:style-name="Internet_20_link" text:visited-style-name="Visited_20_Internet_20_Link"><text:span text:style-name="T45">Cuisine</text:span></text:a></text:p>
      <text:p text:style-name="P4"><text:span text:style-name="T43">Lire </text:span><text:a xlink:type="simple" xlink:href="http://mitpress.mit.edu/sicp/full-text/book/book.html" text:style-name="Internet_20_link" text:visited-style-name="Visited_20_Internet_20_Link"><text:span text:style-name="T43">SICP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Book Antiqua" fo:font-family="'Book Antiqua'" style:font-family-generic="roman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align="justify" style:justify-single-word="false" fo:text-indent="0.4917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font-style="italic" fo:font-weight="normal" style:font-style-asian="italic" style:font-weight-asian="norma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335in" fo:text-indent="-0.2362in" fo:margin-left="1.2193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3925in" fo:text-indent="-0.25in" fo:margin-left="1.392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8925in" fo:text-indent="-0.25in" fo:margin-left="1.89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3925in" fo:text-indent="-0.25in" fo:margin-left="2.392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8925in" fo:text-indent="-0.25in" fo:margin-left="2.89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3925in" fo:text-indent="-0.25in" fo:margin-left="3.392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925in" fo:text-indent="-0.25in" fo:margin-left="3.89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3925in" fo:text-indent="-0.25in" fo:margin-left="4.392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8925in" fo:text-indent="-0.25in" fo:margin-left="4.8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7291in" fo:text-indent="-0.25in" fo:margin-left="1.7291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2291in" fo:text-indent="-0.25in" fo:margin-left="2.229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7291in" fo:text-indent="-0.25in" fo:margin-left="2.7291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2291in" fo:text-indent="-0.25in" fo:margin-left="3.2291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3.7291in" fo:text-indent="-0.25in" fo:margin-left="3.7291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2291in" fo:text-indent="-0.25in" fo:margin-left="4.2291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7291in" fo:text-indent="-0.25in" fo:margin-left="4.7291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5.2291in" fo:text-indent="-0.25in" fo:margin-left="5.2291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7291in" fo:text-indent="-0.25in" fo:margin-left="5.72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3.2043in" fo:text-indent="-0.25in" fo:margin-left="3.2043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format="1" text:start-value="2004">
        <style:list-level-properties text:list-level-position-and-space-mode="label-alignment">
          <style:list-level-label-alignment text:label-followed-by="listtab" text:list-tab-stop-position="0.302in" fo:text-indent="-0.302in" fo:margin-left="0.3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3201in" fo:text-indent="-0.2362in" fo:margin-left="2.3063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format="1" text:start-value="2004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am</meta:initial-creator>
    <meta:creation-date>2012-02-07T13:56:00</meta:creation-date>
    <dc:date>2017-01-24T14:46:38.750528554</dc:date>
    <meta:print-date>2012-02-07T13:37:00</meta:print-date>
    <meta:editing-cycles>58</meta:editing-cycles>
    <meta:editing-duration>PT3H29M18S</meta:editing-duration>
    <meta:generator>LibreOffice/5.0.6.2$Linux_X86_64 LibreOffice_project/00m0$Build-2</meta:generator>
    <meta:document-statistic meta:table-count="1" meta:image-count="0" meta:object-count="0" meta:page-count="1" meta:paragraph-count="36" meta:word-count="277" meta:character-count="2057" meta:non-whitespace-character-count="1802"/>
    <meta:user-defined meta:name="Info 1"/>
    <meta:user-defined meta:name="Info 2"/>
    <meta:user-defined meta:name="Info 3"/>
    <meta:user-defined meta:name="Info 4"/>
  </office:meta>
</office:document-meta>
</file>